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2b2b2" draw:textarea-horizontal-align="justify" draw:textarea-vertical-align="middle" draw:auto-grow-height="false" fo:min-height="1.02cm" fo:min-width="0.897cm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draw:stroke="none" draw:fill-color="#faa61a" draw:opacity="100%" draw:textarea-horizontal-align="justify" draw:textarea-vertical-align="middle" draw:auto-grow-height="false" fo:min-height="0.47cm" fo:min-width="0.22cm"/>
    </style:style>
    <style:style style:name="gr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draw:fill-color="#00aaad" draw:textarea-horizontal-align="justify" draw:textarea-vertical-align="middle" draw:auto-grow-height="false" fo:min-height="0.639cm" fo:min-width="0.897cm"/>
    </style:style>
    <style:style style:name="gr6" style:family="graphic" style:parent-style-name="standard">
      <style:graphic-properties draw:stroke="none" draw:fill-color="#00aaad" draw:textarea-horizontal-align="justify" draw:textarea-vertical-align="middle" draw:auto-grow-height="false" fo:min-height="0.195cm" fo:min-width="0.723cm"/>
    </style:style>
    <style:style style:name="gr7" style:family="graphic" style:parent-style-name="standard">
      <style:graphic-properties draw:stroke="none" svg:stroke-color="#000000" draw:fill="none" draw:fill-color="#ffffff" fo:min-height="0.893cm"/>
    </style:style>
    <style:style style:name="gr8" style:family="graphic" style:parent-style-name="standard">
      <style:graphic-properties draw:stroke="none" svg:stroke-width="0.018cm" draw:marker-start-width="0.227cm" draw:marker-end-width="0.227cm" draw:fill-color="#00aaad" draw:textarea-vertical-align="middle" draw:auto-grow-height="false" fo:min-height="1.155cm" fo:min-width="1.006cm" fo:padding-top="0.134cm" fo:padding-bottom="0.134cm" fo:padding-left="0.259cm" fo:padding-right="0.259cm"/>
    </style:style>
    <style:style style:name="gr9" style:family="graphic" style:parent-style-name="standard">
      <style:graphic-properties draw:stroke="none" svg:stroke-width="0.018cm" draw:marker-start-width="0.227cm" draw:marker-end-width="0.227cm" draw:fill-color="#00aaad" draw:textarea-vertical-align="middle" draw:auto-grow-height="false" fo:min-height="1.154cm" fo:min-width="1.006cm" fo:padding-top="0.134cm" fo:padding-bottom="0.134cm" fo:padding-left="0.259cm" fo:padding-right="0.259cm"/>
    </style:style>
    <style:style style:name="gr10" style:family="graphic" style:parent-style-name="standard">
      <style:graphic-properties draw:stroke="none" svg:stroke-opacity="40%" draw:fill-color="#faa61a" draw:opacity="70%" draw:textarea-horizontal-align="justify" draw:textarea-vertical-align="middle" draw:auto-grow-height="false" fo:min-height="0.433cm" fo:min-width="0.22cm"/>
    </style:style>
    <style:style style:name="gr11" style:family="graphic" style:parent-style-name="objectwithoutfill">
      <style:graphic-properties svg:stroke-width="0.081cm" draw:marker-start-width="0.321cm" draw:marker-end-width="0.321cm" svg:stroke-opacity="40%" draw:fill="none" draw:opacity="70%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opacity="50%" draw:fill-color="#faa61a" draw:opacity="70%" draw:textarea-horizontal-align="justify" draw:textarea-vertical-align="middle" draw:auto-grow-height="false" fo:min-height="0.464cm" fo:min-width="0.214cm"/>
    </style:style>
    <style:style style:name="gr13" style:family="graphic" style:parent-style-name="objectwithoutfill">
      <style:graphic-properties svg:stroke-width="0.081cm" draw:marker-start-width="0.321cm" draw:marker-end-width="0.321cm" svg:stroke-opacity="50%" draw:fill="none" draw:opacity="70%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fo:min-height="1.423cm"/>
    </style:style>
    <style:style style:name="gr15" style:family="graphic" style:parent-style-name="standard">
      <style:graphic-properties draw:stroke="none" draw:fill="solid" draw:fill-color="#dddddd" draw:opacity="99%" draw:opacity-name="" draw:textarea-horizontal-align="justify" draw:textarea-vertical-align="middle" draw:auto-grow-height="false" fo:min-height="0.258cm" fo:min-width="2.802cm"/>
    </style:style>
    <style:style style:name="gr16" style:family="graphic" style:parent-style-name="standard">
      <style:graphic-properties svg:stroke-width="0.018cm" svg:stroke-color="#3465a4" draw:marker-start="Arrow_20_concave" draw:marker-start-width="0.327cm" draw:marker-end-width="0.227cm" svg:stroke-opacity="70%" draw:textarea-vertical-align="middle" fo:padding-top="0.134cm" fo:padding-bottom="0.134cm" fo:padding-left="0.259cm" fo:padding-right="0.259cm"/>
    </style:style>
    <style:style style:name="gr17" style:family="graphic" style:parent-style-name="standard">
      <style:graphic-properties draw:stroke="none" svg:stroke-color="#000000" draw:fill="none" draw:fill-color="#ffffff" fo:min-height="0.639cm"/>
    </style:style>
    <style:style style:name="gr18" style:family="graphic" style:parent-style-name="standard">
      <style:graphic-properties draw:stroke="none" draw:fill-color="#faa61a" draw:textarea-horizontal-align="justify" draw:textarea-vertical-align="middle" draw:auto-grow-height="false" fo:min-height="1.02cm" fo:min-width="0.897cm"/>
    </style:style>
    <style:style style:name="gr19" style:family="graphic" style:parent-style-name="standard">
      <style:graphic-properties draw:stroke="none" draw:fill="solid" draw:fill-color="#00a65d" draw:textarea-horizontal-align="justify" draw:textarea-vertical-align="middle" draw:auto-grow-height="false" fo:min-height="1.02cm" fo:min-width="0.897cm"/>
    </style:style>
    <style:style style:name="gr20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draw:stroke="solid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width="0.018cm" svg:stroke-color="#3465a4" draw:marker-start="Arrow_20_concave" draw:marker-start-width="0.327cm" draw:marker-end-width="0.227cm" svg:stroke-opacity="100%" draw:opacity="99%" draw:textarea-vertical-align="middle" fo:padding-top="0.134cm" fo:padding-bottom="0.134cm" fo:padding-left="0.259cm" fo:padding-right="0.259cm"/>
    </style:style>
    <style:style style:name="gr23" style:family="graphic" style:parent-style-name="standard">
      <style:graphic-properties draw:stroke="none" draw:fill-color="#00a65d" draw:textarea-horizontal-align="justify" draw:textarea-vertical-align="middle" draw:auto-grow-height="false" fo:min-height="1.02cm" fo:min-width="0.897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aa61a" draw:opacity="10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aaad"/>
      <style:paragraph-properties fo:text-align="center"/>
    </style:style>
    <style:style style:name="P7" style:family="paragraph">
      <loext:graphic-properties draw:fill-color="#faa61a" draw:opacity="70%"/>
      <style:paragraph-properties fo:text-align="center"/>
    </style:style>
    <style:style style:name="P8" style:family="paragraph">
      <loext:graphic-properties draw:fill="none" draw:opacity="70%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solid" draw:fill-color="#dddddd" draw:opacity="99%"/>
      <style:paragraph-properties fo:text-align="center"/>
    </style:style>
    <style:style style:name="P11" style:family="paragraph">
      <loext:graphic-properties draw:fill-color="#faa61a"/>
      <style:paragraph-properties fo:text-align="center"/>
    </style:style>
    <style:style style:name="P12" style:family="paragraph">
      <loext:graphic-properties draw:fill="solid" draw:fill-color="#00a65d"/>
      <style:paragraph-properties fo:text-align="center"/>
    </style:style>
    <style:style style:name="P13" style:family="paragraph">
      <loext:graphic-properties draw:opacity="99%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size="18pt"/>
    </style:style>
    <style:style style:name="P15" style:family="paragraph">
      <loext:graphic-properties draw:fill-color="#00a65d"/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97cm" svg:height="1.27cm" svg:x="13.043cm" svg:y="3.5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97cm" svg:height="1.27cm" svg:x="3.497cm" svg:y="3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397cm" svg:height="1.27cm" svg:x="8.27cm" svg:y="3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3.429cm" svg:height="0.962cm" svg:x="2.481cm" svg:y="2.306cm">
          <draw:text-box>
            <text:p text:style-name="P2">Horizontal</text:p>
          </draw:text-box>
        </draw:frame>
        <draw:frame draw:style-name="gr2" draw:text-style-name="P3" draw:layer="layout" svg:width="3.429cm" svg:height="0.962cm" svg:x="7.382cm" svg:y="2.306cm">
          <draw:text-box>
            <text:p text:style-name="P2">Vertical</text:p>
          </draw:text-box>
        </draw:frame>
        <draw:frame draw:style-name="gr2" draw:text-style-name="P3" draw:layer="layout" svg:width="3.118cm" svg:height="0.962cm" svg:x="12.182cm" svg:y="2.306cm">
          <draw:text-box>
            <text:p text:style-name="P2">Rotation</text:p>
          </draw:text-box>
        </draw:frame>
        <draw:g>
          <draw:custom-shape draw:style-name="gr3" draw:text-style-name="P4" draw:layer="layout" svg:width="1.016cm" svg:height="1.016cm" svg:x="3.667cm" svg:y="7.1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5" draw:layer="layout" svg:x1="4.15cm" svg:y1="7.177cm" svg:x2="4.15cm" svg:y2="7.812cm">
            <text:p/>
          </draw:line>
        </draw:g>
        <draw:custom-shape draw:style-name="gr5" draw:text-style-name="P6" draw:layer="layout" svg:width="1.397cm" svg:height="0.889cm" draw:transform="rotate (-3.14159265358979) translate (6.458cm 8.127cm)">
          <text:p/>
          <draw:enhanced-geometry svg:viewBox="0 0 21600 21600" draw:mirror-horizontal="tru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1.397cm" svg:height="0.889cm" draw:transform="rotate (-3.14159265358979) translate (3.286cm 8.127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3" draw:text-style-name="P4" draw:layer="layout" svg:width="1.016cm" svg:height="1.016cm" svg:x="8.493cm" svg:y="7.2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5" draw:layer="layout" svg:x1="8.976cm" svg:y1="7.239cm" svg:x2="8.976cm" svg:y2="7.874cm">
            <text:p/>
          </draw:line>
        </draw:g>
        <draw:custom-shape draw:style-name="gr6" draw:text-style-name="P6" draw:layer="layout" svg:width="1.397cm" svg:height="0.889cm" draw:transform="rotate (1.5707963267949) translate (8.565cm 6.88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1.397cm" svg:height="0.889cm" draw:transform="rotate (1.5707963267949) translate (8.565cm 10.022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3" draw:layer="layout" svg:width="1.27cm" svg:height="1.143cm" svg:x="8.393cm" svg:y="4.637cm">
          <draw:text-box>
            <text:p text:style-name="P2">up</text:p>
          </draw:text-box>
        </draw:frame>
        <draw:frame draw:style-name="gr2" draw:text-style-name="P3" draw:layer="layout" svg:width="2.54cm" svg:height="0.962cm" svg:x="7.785cm" svg:y="9.879cm">
          <draw:text-box>
            <text:p text:style-name="P2">down</text:p>
          </draw:text-box>
        </draw:frame>
        <draw:custom-shape draw:style-name="gr8" draw:text-style-name="P6" draw:layer="layout" svg:width="1.524cm" svg:height="1.422cm" svg:x="13.065cm" svg:y="5.968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" draw:text-style-name="P6" draw:layer="layout" svg:width="1.524cm" svg:height="1.422cm" svg:x="13.192cm" svg:y="9.255cm">
          <text:p/>
          <draw:enhanced-geometry svg:viewBox="0 0 21600 21600" draw:mirror-horizontal="tru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custom-shape draw:style-name="gr10" draw:text-style-name="P7" draw:layer="layout" svg:width="1.016cm" svg:height="0.965cm" draw:transform="rotate (-0.643153829359911) translate (13.644cm 6.7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8" draw:layer="layout" svg:x1="14.031cm" svg:y1="7.02cm" svg:x2="13.669cm" svg:y2="7.503cm">
            <text:p/>
          </draw:line>
        </draw:g>
        <draw:g>
          <draw:custom-shape draw:style-name="gr12" draw:text-style-name="P7" draw:layer="layout" svg:width="1.01cm" svg:height="1.01cm" draw:transform="skewX (-0.00994837673636769) rotate (0.785398163397448) translate (13.237cm 10.6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8" draw:layer="layout" svg:x1="13.578cm" svg:y1="10.36cm" svg:x2="14.027cm" svg:y2="10.805cm">
            <text:p/>
          </draw:line>
        </draw:g>
        <draw:frame draw:style-name="gr14" draw:text-style-name="P3" draw:layer="layout" svg:width="6.096cm" svg:height="1.673cm" svg:x="11.116cm" svg:y="8.344cm">
          <draw:text-box>
            <text:p text:style-name="P2">counter clockwise</text:p>
          </draw:text-box>
        </draw:frame>
        <draw:frame draw:style-name="gr2" draw:text-style-name="P3" draw:layer="layout" svg:width="4.064cm" svg:height="0.962cm" svg:x="11.795cm" svg:y="4.991cm">
          <draw:text-box>
            <text:p text:style-name="P2"><text:s/>clockwise</text:p>
          </draw:text-box>
        </draw:frame>
      </draw:page>
      <draw:page draw:name="page2" draw:style-name="dp1" draw:master-page-name="Default">
        <draw:g>
          <draw:custom-shape draw:style-name="gr3" draw:text-style-name="P4" draw:layer="layout" svg:width="1.016cm" svg:height="1.016cm" svg:x="3.034cm" svg:y="5.1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5" draw:layer="layout" svg:x1="3.517cm" svg:y1="5.191cm" svg:x2="3.517cm" svg:y2="5.826cm">
            <text:p/>
          </draw:line>
        </draw:g>
        <draw:custom-shape draw:style-name="gr5" draw:text-style-name="P6" draw:layer="layout" svg:width="1.397cm" svg:height="0.889cm" draw:transform="rotate (-3.14159265358979) translate (5.825cm 6.141cm)">
          <text:p/>
          <draw:enhanced-geometry svg:viewBox="0 0 21600 21600" draw:mirror-horizontal="tru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3" draw:text-style-name="P4" draw:layer="layout" svg:width="1.016cm" svg:height="1.016cm" svg:x="8.493cm" svg:y="5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5" draw:layer="layout" svg:x1="8.976cm" svg:y1="5.953cm" svg:x2="8.976cm" svg:y2="6.588cm">
            <text:p/>
          </draw:line>
        </draw:g>
        <draw:custom-shape draw:style-name="gr6" draw:text-style-name="P6" draw:layer="layout" svg:width="1.397cm" svg:height="0.889cm" draw:transform="rotate (1.5707963267949) translate (8.565cm 5.596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6" draw:layer="layout" svg:width="1.524cm" svg:height="1.422cm" svg:x="12.557cm" svg:y="4.937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custom-shape draw:style-name="gr10" draw:text-style-name="P7" draw:layer="layout" svg:width="1.016cm" svg:height="0.965cm" draw:transform="rotate (-0.643153829359911) translate (13.136cm 5.6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8" draw:layer="layout" svg:x1="13.523cm" svg:y1="5.989cm" svg:x2="13.161cm" svg:y2="6.472cm">
            <text:p/>
          </draw:line>
        </draw:g>
        <draw:frame draw:style-name="gr14" draw:text-style-name="P9" draw:layer="layout" svg:width="3.17cm" svg:height="1.673cm" svg:x="7.478cm" svg:y="2.016cm">
          <draw:text-box>
            <text:p>Soft Puff</text:p>
          </draw:text-box>
        </draw:frame>
        <draw:custom-shape draw:style-name="gr15" draw:text-style-name="P10" draw:layer="layout" svg:width="3.302cm" svg:height="0.508cm" svg:x="7.224cm" svg:y="3.105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032cm" svg:y1="3.359cm" svg:x2="10.271cm" svg:y2="3.366cm">
          <text:p/>
        </draw:line>
        <draw:line draw:style-name="gr16" draw:text-style-name="P2" draw:layer="layout" svg:x1="11.541cm" svg:y1="3.105cm" svg:x2="10.78cm" svg:y2="3.112cm">
          <text:p/>
        </draw:line>
        <draw:line draw:style-name="gr16" draw:text-style-name="P2" draw:layer="layout" svg:x1="11.54cm" svg:y1="3.606cm" svg:x2="10.779cm" svg:y2="3.613cm">
          <text:p/>
        </draw:line>
      </draw:page>
      <draw:page draw:name="page3" draw:style-name="dp1" draw:master-page-name="Default">
        <draw:g>
          <draw:custom-shape draw:style-name="gr3" draw:text-style-name="P4" draw:layer="layout" svg:width="1.016cm" svg:height="1.016cm" svg:x="4.175cm" svg:y="5.1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5" draw:layer="layout" svg:x1="4.658cm" svg:y1="5.191cm" svg:x2="4.658cm" svg:y2="5.826cm">
            <text:p/>
          </draw:line>
        </draw:g>
        <draw:custom-shape draw:style-name="gr5" draw:text-style-name="P6" draw:layer="layout" svg:width="1.397cm" svg:height="0.889cm" draw:transform="rotate (-3.14159265358979) translate (3.794cm 6.141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3" draw:text-style-name="P4" draw:layer="layout" svg:width="1.016cm" svg:height="1.016cm" svg:x="8.239cm" svg:y="5.1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5" draw:layer="layout" svg:x1="8.722cm" svg:y1="5.191cm" svg:x2="8.722cm" svg:y2="5.826cm">
            <text:p/>
          </draw:line>
        </draw:g>
        <draw:custom-shape draw:style-name="gr5" draw:text-style-name="P6" draw:layer="layout" svg:width="1.397cm" svg:height="0.889cm" draw:transform="rotate (1.5707963267949) translate (8.311cm 7.974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6" draw:layer="layout" svg:width="1.524cm" svg:height="1.422cm" svg:x="12.938cm" svg:y="4.81cm">
          <text:p/>
          <draw:enhanced-geometry svg:viewBox="0 0 21600 21600" draw:mirror-horizontal="tru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custom-shape draw:style-name="gr12" draw:text-style-name="P7" draw:layer="layout" svg:width="1.01cm" svg:height="1.01cm" draw:transform="skewX (-0.00994837673636769) rotate (0.785398163397448) translate (12.983cm 6.25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8" draw:layer="layout" svg:x1="13.324cm" svg:y1="5.915cm" svg:x2="13.773cm" svg:y2="6.36cm">
            <text:p/>
          </draw:line>
        </draw:g>
        <draw:frame draw:style-name="gr17" draw:text-style-name="P9" draw:layer="layout" svg:width="2.794cm" svg:height="0.962cm" svg:x="7.35cm" svg:y="2.07cm">
          <draw:text-box>
            <text:p>Soft Sip</text:p>
          </draw:text-box>
        </draw:frame>
        <draw:custom-shape draw:style-name="gr15" draw:text-style-name="P10" draw:layer="layout" svg:width="3.302cm" svg:height="0.508cm" svg:x="7.096cm" svg:y="3.159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0.144cm" svg:y1="3.413cm" svg:x2="10.905cm" svg:y2="3.42cm">
          <text:p/>
        </draw:line>
        <draw:line draw:style-name="gr16" draw:text-style-name="P2" draw:layer="layout" svg:x1="10.653cm" svg:y1="3.159cm" svg:x2="11.414cm" svg:y2="3.166cm">
          <text:p/>
        </draw:line>
        <draw:line draw:style-name="gr16" draw:text-style-name="P2" draw:layer="layout" svg:x1="10.652cm" svg:y1="3.66cm" svg:x2="11.413cm" svg:y2="3.667cm">
          <text:p/>
        </draw:line>
      </draw:page>
      <draw:page draw:name="page4" draw:style-name="dp1" draw:master-page-name="Default">
        <draw:custom-shape draw:style-name="gr8" draw:text-style-name="P6" draw:layer="layout" svg:width="1.524cm" svg:height="1.422cm" svg:x="13.232cm" svg:y="5.277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custom-shape draw:style-name="gr3" draw:text-style-name="P4" draw:layer="layout" svg:width="1.016cm" svg:height="1.016cm" svg:x="12.703cm" svg:y="6.3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5" draw:layer="layout" svg:x1="13.186cm" svg:y1="6.349cm" svg:x2="13.186cm" svg:y2="6.984cm">
            <text:p/>
          </draw:line>
        </draw:g>
        <draw:custom-shape draw:style-name="gr9" draw:text-style-name="P6" draw:layer="layout" svg:width="1.524cm" svg:height="1.422cm" svg:x="11.454cm" svg:y="5.277cm">
          <text:p/>
          <draw:enhanced-geometry svg:viewBox="0 0 21600 21600" draw:mirror-horizontal="tru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custom-shape draw:style-name="gr10" draw:text-style-name="P7" draw:layer="layout" svg:width="1.016cm" svg:height="0.965cm" draw:transform="rotate (-0.643153829359911) translate (14.705cm 6.1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8" draw:layer="layout" svg:x1="15.092cm" svg:y1="6.456cm" svg:x2="14.73cm" svg:y2="6.939cm">
            <text:p/>
          </draw:line>
        </draw:g>
        <draw:g>
          <draw:custom-shape draw:style-name="gr3" draw:text-style-name="P4" draw:layer="layout" svg:width="1.016cm" svg:height="1.016cm" svg:x="4.793cm" svg:y="5.5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5" draw:layer="layout" svg:x1="5.276cm" svg:y1="5.539cm" svg:x2="5.276cm" svg:y2="6.174cm">
            <text:p/>
          </draw:line>
        </draw:g>
        <draw:custom-shape draw:style-name="gr6" draw:text-style-name="P6" draw:layer="layout" svg:width="1.397cm" svg:height="0.889cm" draw:transform="rotate (1.5707963267949) translate (4.865cm 5.18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1.397cm" svg:height="0.889cm" draw:transform="rotate (1.5707963267949) translate (4.865cm 8.322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1.397cm" svg:height="0.889cm" draw:transform="rotate (-3.14159265358979) translate (7.584cm 6.489cm)">
          <text:p/>
          <draw:enhanced-geometry svg:viewBox="0 0 21600 21600" draw:mirror-horizontal="tru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2" draw:text-style-name="P7" draw:layer="layout" svg:width="1.01cm" svg:height="1.01cm" draw:transform="skewX (-0.00994837673636769) rotate (0.785398163397448) translate (10.863cm 6.85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8" draw:layer="layout" svg:x1="11.204cm" svg:y1="6.512cm" svg:x2="11.653cm" svg:y2="6.957cm">
            <text:p/>
          </draw:line>
        </draw:g>
        <draw:custom-shape draw:style-name="gr5" draw:text-style-name="P6" draw:layer="layout" svg:width="1.397cm" svg:height="0.889cm" draw:transform="rotate (-3.14159265358979) translate (4.412cm 6.489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3" draw:layer="layout" svg:width="1.27cm" svg:height="1.143cm" svg:x="4.693cm" svg:y="2.837cm">
          <draw:text-box>
            <text:p text:style-name="P2">up</text:p>
          </draw:text-box>
        </draw:frame>
        <draw:frame draw:style-name="gr2" draw:text-style-name="P3" draw:layer="layout" svg:width="2.54cm" svg:height="0.962cm" svg:x="4.085cm" svg:y="8.179cm">
          <draw:text-box>
            <text:p text:style-name="P2">down</text:p>
          </draw:text-box>
        </draw:frame>
        <draw:frame draw:style-name="gr2" draw:text-style-name="P3" draw:layer="layout" svg:width="2.54cm" svg:height="0.962cm" svg:x="1.048cm" svg:y="5.558cm">
          <draw:text-box>
            <text:p text:style-name="P2">left</text:p>
          </draw:text-box>
        </draw:frame>
        <draw:frame draw:style-name="gr2" draw:text-style-name="P3" draw:layer="layout" svg:width="2.54cm" svg:height="0.962cm" svg:x="7.16cm" svg:y="5.531cm">
          <draw:text-box>
            <text:p text:style-name="P2">right</text:p>
          </draw:text-box>
        </draw:frame>
        <draw:frame draw:style-name="gr14" draw:text-style-name="P3" draw:layer="layout" svg:width="4.064cm" svg:height="1.673cm" svg:x="9.492cm" svg:y="3.477cm">
          <draw:text-box>
            <text:p text:style-name="P2">counter clockwise</text:p>
          </draw:text-box>
        </draw:frame>
        <draw:frame draw:style-name="gr2" draw:text-style-name="P3" draw:layer="layout" svg:width="4.064cm" svg:height="0.962cm" svg:x="12.921cm" svg:y="4.134cm">
          <draw:text-box>
            <text:p text:style-name="P2"><text:s/>clockwise</text:p>
          </draw:text-box>
        </draw:frame>
      </draw:page>
      <draw:page draw:name="page5" draw:style-name="dp1" draw:master-page-name="Default">
        <draw:custom-shape draw:style-name="gr18" draw:text-style-name="P11" xml:id="id3" draw:id="id3" draw:layer="layout" svg:width="1.397cm" svg:height="1.27cm" svg:x="12.744cm" svg:y="5.2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397cm" svg:height="1.27cm" svg:x="3.198cm" svg:y="5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xml:id="id2" draw:id="id2" draw:layer="layout" svg:width="1.397cm" svg:height="1.27cm" svg:x="7.971cm" svg:y="5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3.429cm" svg:height="0.962cm" svg:x="2.182cm" svg:y="3.983cm">
          <draw:text-box>
            <text:p text:style-name="P2">Horizontal</text:p>
          </draw:text-box>
        </draw:frame>
        <draw:frame draw:style-name="gr2" draw:text-style-name="P3" draw:layer="layout" svg:width="3.429cm" svg:height="0.962cm" svg:x="7.083cm" svg:y="3.983cm">
          <draw:text-box>
            <text:p text:style-name="P2">Vertical</text:p>
          </draw:text-box>
        </draw:frame>
        <draw:frame draw:style-name="gr2" draw:text-style-name="P3" draw:layer="layout" svg:width="3.118cm" svg:height="0.962cm" svg:x="11.883cm" svg:y="3.983cm">
          <draw:text-box>
            <text:p text:style-name="P2">Rotation</text:p>
          </draw:text-box>
        </draw:frame>
        <draw:connector draw:style-name="gr20" draw:text-style-name="P5" draw:layer="layout" draw:type="line" svg:x1="4.595cm" svg:y1="5.897cm" svg:x2="7.971cm" svg:y2="5.897cm" draw:start-shape="id1" draw:start-glue-point="1" draw:end-shape="id2" draw:end-glue-point="3" svg:d="M4595 5897h3376" svg:viewBox="0 0 3377 1">
          <text:p/>
        </draw:connector>
        <draw:connector draw:style-name="gr21" draw:text-style-name="P5" draw:layer="layout" draw:type="line" svg:x1="9.368cm" svg:y1="5.897cm" svg:x2="12.744cm" svg:y2="5.897cm" draw:start-shape="id2" draw:start-glue-point="1" draw:end-shape="id3" draw:end-glue-point="3" svg:d="M9368 5897h3376" svg:viewBox="0 0 3377 1">
          <text:p/>
        </draw:connector>
        <draw:connector draw:style-name="gr20" draw:text-style-name="P5" draw:layer="layout" draw:type="curve" draw:line-skew="0cm 3.491cm" svg:x1="14.141cm" svg:y1="5.897cm" svg:x2="3.198cm" svg:y2="5.897cm" draw:start-shape="id3" draw:start-glue-point="1" draw:end-shape="id1" draw:end-glue-point="3" svg:d="M14141 5897c748 0 500 2356-5472 2356-5971 0-6222-2356-5471-2356" svg:viewBox="0 0 11547 2357">
          <text:p/>
        </draw:connector>
        <draw:frame draw:style-name="gr14" draw:text-style-name="P9" draw:layer="layout" svg:width="3.17cm" svg:height="1.673cm" svg:x="7.021cm" svg:y="1.635cm">
          <draw:text-box>
            <text:p>Hard Puff</text:p>
          </draw:text-box>
        </draw:frame>
        <draw:custom-shape draw:style-name="gr15" draw:text-style-name="P10" draw:layer="layout" svg:width="3.302cm" svg:height="0.508cm" svg:x="6.767cm" svg:y="2.724cm">
          <text:p/>
          <draw:enhanced-geometry svg:viewBox="0 0 21600 21600" draw:type="rectangle" draw:enhanced-path="M 0 0 L 21600 0 21600 21600 0 21600 0 0 Z N"/>
        </draw:custom-shape>
        <draw:line draw:style-name="gr22" draw:text-style-name="P13" draw:layer="layout" svg:x1="12.236cm" svg:y1="2.937cm" svg:x2="11.007cm" svg:y2="2.944cm">
          <text:p/>
        </draw:line>
        <draw:line draw:style-name="gr22" draw:text-style-name="P13" draw:layer="layout" svg:x1="11.414cm" svg:y1="2.674cm" svg:x2="10.185cm" svg:y2="2.681cm">
          <text:p/>
        </draw:line>
        <draw:line draw:style-name="gr22" draw:text-style-name="P13" draw:layer="layout" svg:x1="11.416cm" svg:y1="3.193cm" svg:x2="10.187cm" svg:y2="3.2cm">
          <text:p/>
        </draw:line>
        <draw:line draw:style-name="gr22" draw:text-style-name="P13" draw:layer="layout" svg:x1="11.836cm" svg:y1="2.37cm" svg:x2="10.607cm" svg:y2="2.377cm">
          <text:p/>
        </draw:line>
        <draw:line draw:style-name="gr22" draw:text-style-name="P13" draw:layer="layout" svg:x1="11.795cm" svg:y1="3.513cm" svg:x2="10.566cm" svg:y2="3.52cm">
          <text:p/>
        </draw:line>
        <draw:line draw:style-name="gr22" draw:text-style-name="P13" draw:layer="layout" svg:x1="10.766cm" svg:y1="2.997cm" svg:x2="9.537cm" svg:y2="3.004cm">
          <text:p/>
        </draw:line>
        <draw:line draw:style-name="gr22" draw:text-style-name="P13" draw:layer="layout" svg:x1="12.811cm" svg:y1="2.616cm" svg:x2="11.582cm" svg:y2="2.623cm">
          <text:p/>
        </draw:line>
        <draw:line draw:style-name="gr22" draw:text-style-name="P13" draw:layer="layout" svg:x1="12.811cm" svg:y1="3.251cm" svg:x2="11.582cm" svg:y2="3.258cm">
          <text:p/>
        </draw:line>
      </draw:page>
      <draw:page draw:name="page6" draw:style-name="dp1" draw:master-page-name="Default">
        <draw:custom-shape draw:style-name="gr18" draw:text-style-name="P11" xml:id="id6" draw:id="id6" draw:layer="layout" svg:width="1.397cm" svg:height="1.27cm" svg:x="11.944cm" svg:y="17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397cm" svg:height="1.27cm" svg:x="2.398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xml:id="id5" draw:id="id5" draw:layer="layout" svg:width="1.397cm" svg:height="1.27cm" svg:x="7.171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4" draw:layer="layout" svg:width="3.429cm" svg:height="0.962cm" svg:x="1.382cm" svg:y="15.921cm">
          <draw:text-box>
            <text:p text:style-name="P2"><text:span text:style-name="T1">Horizontal</text:span></text:p>
          </draw:text-box>
        </draw:frame>
        <draw:frame draw:style-name="gr2" draw:text-style-name="P14" draw:layer="layout" svg:width="3.429cm" svg:height="0.962cm" svg:x="6.283cm" svg:y="15.921cm">
          <draw:text-box>
            <text:p text:style-name="P2"><text:span text:style-name="T1">Vertical</text:span></text:p>
          </draw:text-box>
        </draw:frame>
        <draw:frame draw:style-name="gr2" draw:text-style-name="P14" draw:layer="layout" svg:width="3.118cm" svg:height="0.962cm" svg:x="11.083cm" svg:y="15.921cm">
          <draw:text-box>
            <text:p text:style-name="P2"><text:span text:style-name="T1">Rotation</text:span></text:p>
          </draw:text-box>
        </draw:frame>
        <draw:connector draw:style-name="gr20" draw:text-style-name="P5" draw:layer="layout" draw:type="line" svg:x1="3.795cm" svg:y1="17.835cm" svg:x2="7.171cm" svg:y2="17.835cm" draw:start-shape="id4" draw:start-glue-point="1" draw:end-shape="id5" draw:end-glue-point="3" svg:d="M3795 17835h3376" svg:viewBox="0 0 3377 1">
          <text:p/>
        </draw:connector>
        <draw:connector draw:style-name="gr21" draw:text-style-name="P5" draw:layer="layout" draw:type="line" svg:x1="8.568cm" svg:y1="17.835cm" svg:x2="11.944cm" svg:y2="17.835cm" draw:start-shape="id5" draw:start-glue-point="1" draw:end-shape="id6" draw:end-glue-point="3" svg:d="M8568 17835h3376" svg:viewBox="0 0 3377 1">
          <text:p/>
        </draw:connector>
        <draw:connector draw:style-name="gr20" draw:text-style-name="P5" draw:layer="layout" draw:type="curve" draw:line-skew="0cm 3.491cm" svg:x1="13.341cm" svg:y1="17.835cm" svg:x2="2.398cm" svg:y2="17.835cm" draw:start-shape="id6" draw:start-glue-point="1" draw:end-shape="id4" draw:end-glue-point="3" svg:d="M13341 17835c748 0 500 2356-5472 2356-5971 0-6222-2356-5471-2356" svg:viewBox="0 0 11547 2357">
          <text:p/>
        </draw:connector>
        <draw:custom-shape draw:style-name="gr1" draw:text-style-name="P1" xml:id="id8" draw:id="id8" draw:layer="layout" svg:width="1.397cm" svg:height="1.27cm" svg:x="11.945cm" svg:y="23.11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7" draw:id="id7" draw:layer="layout" svg:width="1.397cm" svg:height="1.27cm" svg:x="2.399cm" svg:y="23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xml:id="id9" draw:id="id9" draw:layer="layout" svg:width="1.397cm" svg:height="1.27cm" svg:x="7.172cm" svg:y="23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4" draw:layer="layout" svg:width="3.429cm" svg:height="0.962cm" svg:x="6.284cm" svg:y="21.835cm">
          <draw:text-box>
            <text:p text:style-name="P2"><text:span text:style-name="T1">Vertical</text:span></text:p>
          </draw:text-box>
        </draw:frame>
        <draw:frame draw:style-name="gr2" draw:text-style-name="P14" draw:layer="layout" svg:width="3.118cm" svg:height="0.962cm" svg:x="11.084cm" svg:y="21.835cm">
          <draw:text-box>
            <text:p text:style-name="P2"><text:span text:style-name="T1">Rotation</text:span></text:p>
          </draw:text-box>
        </draw:frame>
        <draw:frame draw:style-name="gr2" draw:text-style-name="P14" draw:layer="layout" svg:width="3.429cm" svg:height="0.962cm" svg:x="1.383cm" svg:y="21.921cm">
          <draw:text-box>
            <text:p text:style-name="P2"><text:span text:style-name="T1">Horizontal</text:span></text:p>
          </draw:text-box>
        </draw:frame>
        <draw:connector draw:style-name="gr20" draw:text-style-name="P5" draw:layer="layout" draw:type="curve" draw:line-skew="0cm 3.673cm" svg:x1="2.399cm" svg:y1="23.749cm" svg:x2="13.342cm" svg:y2="23.749cm" draw:start-shape="id7" draw:start-glue-point="3" draw:end-shape="id8" draw:end-glue-point="1" svg:d="M2399 23749c-751 0-501 2538 5470 2538 5972 0 6221-2538 5473-2538" svg:viewBox="0 0 11548 2539">
          <text:p/>
        </draw:connector>
        <draw:connector draw:style-name="gr20" draw:text-style-name="P5" draw:layer="layout" draw:type="line" svg:x1="11.945cm" svg:y1="23.749cm" svg:x2="8.569cm" svg:y2="23.749cm" draw:start-shape="id8" draw:start-glue-point="3" draw:end-shape="id9" draw:end-glue-point="1" svg:d="M11945 23749h-3376" svg:viewBox="0 0 3377 1">
          <text:p/>
        </draw:connector>
        <draw:connector draw:style-name="gr21" draw:text-style-name="P5" draw:layer="layout" draw:type="line" svg:x1="7.096cm" svg:y1="23.747cm" svg:x2="3.72cm" svg:y2="23.747cm" svg:d="M7096 23747h-3376" svg:viewBox="0 0 3377 1">
          <text:p/>
        </draw:connector>
        <draw:custom-shape draw:style-name="gr1" draw:text-style-name="P1" xml:id="id11" draw:id="id11" draw:layer="layout" svg:width="1.397cm" svg:height="1.27cm" svg:x="12.946cm" svg:y="5.4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10" draw:id="id10" draw:layer="layout" svg:width="1.397cm" svg:height="1.27cm" svg:x="3.4cm" svg:y="5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xml:id="id12" draw:id="id12" draw:layer="layout" svg:width="1.397cm" svg:height="1.27cm" svg:x="8.173cm" svg:y="5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3.429cm" svg:height="0.962cm" svg:x="7.285cm" svg:y="4.211cm">
          <draw:text-box>
            <text:p text:style-name="P2">Vertical</text:p>
          </draw:text-box>
        </draw:frame>
        <draw:frame draw:style-name="gr2" draw:text-style-name="P3" draw:layer="layout" svg:width="3.118cm" svg:height="0.962cm" svg:x="12.085cm" svg:y="4.211cm">
          <draw:text-box>
            <text:p text:style-name="P2">Rotation</text:p>
          </draw:text-box>
        </draw:frame>
        <draw:frame draw:style-name="gr2" draw:text-style-name="P3" draw:layer="layout" svg:width="3.429cm" svg:height="0.962cm" svg:x="2.384cm" svg:y="4.297cm">
          <draw:text-box>
            <text:p text:style-name="P2">Horizontal</text:p>
          </draw:text-box>
        </draw:frame>
        <draw:connector draw:style-name="gr20" draw:text-style-name="P5" draw:layer="layout" draw:type="curve" draw:line-skew="0cm 3.673cm" svg:x1="3.4cm" svg:y1="6.125cm" svg:x2="14.343cm" svg:y2="6.125cm" draw:start-shape="id10" draw:start-glue-point="3" draw:end-shape="id11" draw:end-glue-point="1" svg:d="M3400 6125c-751 0-501 2538 5470 2538 5972 0 6221-2538 5473-2538" svg:viewBox="0 0 11548 2539">
          <text:p/>
        </draw:connector>
        <draw:connector draw:style-name="gr20" draw:text-style-name="P5" draw:layer="layout" draw:type="line" svg:x1="12.946cm" svg:y1="6.125cm" svg:x2="9.57cm" svg:y2="6.125cm" draw:start-shape="id11" draw:start-glue-point="3" draw:end-shape="id12" draw:end-glue-point="1" svg:d="M12946 6125h-3376" svg:viewBox="0 0 3377 1">
          <text:p/>
        </draw:connector>
        <draw:connector draw:style-name="gr21" draw:text-style-name="P5" draw:layer="layout" draw:type="line" svg:x1="8.097cm" svg:y1="6.123cm" svg:x2="4.721cm" svg:y2="6.123cm" svg:d="M8097 6123h-3376" svg:viewBox="0 0 3377 1">
          <text:p/>
        </draw:connector>
        <draw:frame draw:style-name="gr14" draw:text-style-name="P9" draw:layer="layout" svg:width="3.297cm" svg:height="1.673cm" svg:x="7.328cm" svg:y="1.762cm">
          <draw:text-box>
            <text:p>Hard Sip</text:p>
          </draw:text-box>
        </draw:frame>
        <draw:custom-shape draw:style-name="gr15" draw:text-style-name="P10" draw:layer="layout" svg:width="3.302cm" svg:height="0.508cm" svg:x="7.074cm" svg:y="2.851cm">
          <text:p/>
          <draw:enhanced-geometry svg:viewBox="0 0 21600 21600" draw:type="rectangle" draw:enhanced-path="M 0 0 L 21600 0 21600 21600 0 21600 0 0 Z N"/>
        </draw:custom-shape>
        <draw:g>
          <draw:line draw:style-name="gr22" draw:text-style-name="P13" draw:layer="layout" svg:x1="10.125cm" svg:y1="3.096cm" svg:x2="11.354cm" svg:y2="3.103cm">
            <text:p/>
          </draw:line>
          <draw:line draw:style-name="gr22" draw:text-style-name="P13" draw:layer="layout" svg:x1="10.947cm" svg:y1="2.833cm" svg:x2="12.176cm" svg:y2="2.84cm">
            <text:p/>
          </draw:line>
          <draw:line draw:style-name="gr22" draw:text-style-name="P13" draw:layer="layout" svg:x1="10.945cm" svg:y1="3.352cm" svg:x2="12.174cm" svg:y2="3.359cm">
            <text:p/>
          </draw:line>
          <draw:line draw:style-name="gr22" draw:text-style-name="P13" draw:layer="layout" svg:x1="10.525cm" svg:y1="2.529cm" svg:x2="11.754cm" svg:y2="2.536cm">
            <text:p/>
          </draw:line>
          <draw:line draw:style-name="gr22" draw:text-style-name="P13" draw:layer="layout" svg:x1="10.566cm" svg:y1="3.672cm" svg:x2="11.795cm" svg:y2="3.679cm">
            <text:p/>
          </draw:line>
          <draw:line draw:style-name="gr22" draw:text-style-name="P13" draw:layer="layout" svg:x1="11.668cm" svg:y1="3.164cm" svg:x2="12.897cm" svg:y2="3.171cm">
            <text:p/>
          </draw:line>
          <draw:line draw:style-name="gr22" draw:text-style-name="P13" draw:layer="layout" svg:x1="11.922cm" svg:y1="2.529cm" svg:x2="13.151cm" svg:y2="2.536cm">
            <text:p/>
          </draw:line>
          <draw:line draw:style-name="gr22" draw:text-style-name="P13" draw:layer="layout" svg:x1="11.963cm" svg:y1="3.672cm" svg:x2="13.192cm" svg:y2="3.679cm">
            <text:p/>
          </draw:line>
        </draw:g>
      </draw:page>
      <draw:page draw:name="page7" draw:style-name="dp1" draw:master-page-name="Default">
        <draw:frame draw:style-name="gr14" draw:text-style-name="P9" draw:layer="layout" svg:width="3.17cm" svg:height="1.673cm" svg:x="10.774cm" svg:y="4.048cm">
          <draw:text-box>
            <text:p>Soft Puff</text:p>
          </draw:text-box>
        </draw:frame>
        <draw:custom-shape draw:style-name="gr15" draw:text-style-name="P10" draw:layer="layout" svg:width="3.302cm" svg:height="0.508cm" svg:x="10.52cm" svg:y="5.137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4.328cm" svg:y1="5.391cm" svg:x2="13.567cm" svg:y2="5.398cm">
          <text:p/>
        </draw:line>
        <draw:line draw:style-name="gr16" draw:text-style-name="P2" draw:layer="layout" svg:x1="14.837cm" svg:y1="5.137cm" svg:x2="14.076cm" svg:y2="5.144cm">
          <text:p/>
        </draw:line>
        <draw:line draw:style-name="gr16" draw:text-style-name="P2" draw:layer="layout" svg:x1="14.836cm" svg:y1="5.638cm" svg:x2="14.075cm" svg:y2="5.645cm">
          <text:p/>
        </draw:line>
        <draw:frame draw:style-name="gr17" draw:text-style-name="P9" draw:layer="layout" svg:width="2.794cm" svg:height="0.962cm" svg:x="10.779cm" svg:y="6.429cm">
          <draw:text-box>
            <text:p>Soft Sip</text:p>
          </draw:text-box>
        </draw:frame>
        <draw:custom-shape draw:style-name="gr15" draw:text-style-name="P10" draw:layer="layout" svg:width="3.302cm" svg:height="0.508cm" svg:x="10.525cm" svg:y="7.518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3.573cm" svg:y1="7.772cm" svg:x2="14.334cm" svg:y2="7.779cm">
          <text:p/>
        </draw:line>
        <draw:line draw:style-name="gr16" draw:text-style-name="P2" draw:layer="layout" svg:x1="14.082cm" svg:y1="7.518cm" svg:x2="14.843cm" svg:y2="7.525cm">
          <text:p/>
        </draw:line>
        <draw:line draw:style-name="gr16" draw:text-style-name="P2" draw:layer="layout" svg:x1="14.081cm" svg:y1="8.019cm" svg:x2="14.842cm" svg:y2="8.026cm">
          <text:p/>
        </draw:line>
        <draw:frame draw:style-name="gr14" draw:text-style-name="P9" draw:layer="layout" svg:width="3.17cm" svg:height="1.673cm" svg:x="2.37cm" svg:y="3.948cm">
          <draw:text-box>
            <text:p>Hard Puff</text:p>
          </draw:text-box>
        </draw:frame>
        <draw:custom-shape draw:style-name="gr15" draw:text-style-name="P10" draw:layer="layout" svg:width="3.302cm" svg:height="0.508cm" svg:x="2.116cm" svg:y="5.037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3.297cm" svg:height="1.673cm" svg:x="2.375cm" svg:y="6.329cm">
          <draw:text-box>
            <text:p>Hard Sip</text:p>
          </draw:text-box>
        </draw:frame>
        <draw:custom-shape draw:style-name="gr15" draw:text-style-name="P10" draw:layer="layout" svg:width="3.302cm" svg:height="0.508cm" svg:x="2.121cm" svg:y="7.418cm">
          <text:p/>
          <draw:enhanced-geometry svg:viewBox="0 0 21600 21600" draw:type="rectangle" draw:enhanced-path="M 0 0 L 21600 0 21600 21600 0 21600 0 0 Z N"/>
        </draw:custom-shape>
        <draw:g>
          <draw:line draw:style-name="gr22" draw:text-style-name="P13" draw:layer="layout" svg:x1="5.172cm" svg:y1="7.663cm" svg:x2="6.401cm" svg:y2="7.67cm">
            <text:p/>
          </draw:line>
          <draw:line draw:style-name="gr22" draw:text-style-name="P13" draw:layer="layout" svg:x1="5.994cm" svg:y1="7.4cm" svg:x2="7.223cm" svg:y2="7.407cm">
            <text:p/>
          </draw:line>
          <draw:line draw:style-name="gr22" draw:text-style-name="P13" draw:layer="layout" svg:x1="5.992cm" svg:y1="7.919cm" svg:x2="7.221cm" svg:y2="7.926cm">
            <text:p/>
          </draw:line>
          <draw:line draw:style-name="gr22" draw:text-style-name="P13" draw:layer="layout" svg:x1="5.572cm" svg:y1="7.096cm" svg:x2="6.801cm" svg:y2="7.103cm">
            <text:p/>
          </draw:line>
          <draw:line draw:style-name="gr22" draw:text-style-name="P13" draw:layer="layout" svg:x1="5.613cm" svg:y1="8.239cm" svg:x2="6.842cm" svg:y2="8.246cm">
            <text:p/>
          </draw:line>
          <draw:line draw:style-name="gr22" draw:text-style-name="P13" draw:layer="layout" svg:x1="6.715cm" svg:y1="7.731cm" svg:x2="7.944cm" svg:y2="7.738cm">
            <text:p/>
          </draw:line>
          <draw:line draw:style-name="gr22" draw:text-style-name="P13" draw:layer="layout" svg:x1="6.969cm" svg:y1="7.096cm" svg:x2="8.198cm" svg:y2="7.103cm">
            <text:p/>
          </draw:line>
          <draw:line draw:style-name="gr22" draw:text-style-name="P13" draw:layer="layout" svg:x1="7.01cm" svg:y1="8.239cm" svg:x2="8.239cm" svg:y2="8.246cm">
            <text:p/>
          </draw:line>
        </draw:g>
        <draw:line draw:style-name="gr22" draw:text-style-name="P13" draw:layer="layout" svg:x1="7.585cm" svg:y1="5.25cm" svg:x2="6.356cm" svg:y2="5.257cm">
          <text:p/>
        </draw:line>
        <draw:line draw:style-name="gr22" draw:text-style-name="P13" draw:layer="layout" svg:x1="6.763cm" svg:y1="4.987cm" svg:x2="5.534cm" svg:y2="4.994cm">
          <text:p/>
        </draw:line>
        <draw:line draw:style-name="gr22" draw:text-style-name="P13" draw:layer="layout" svg:x1="6.765cm" svg:y1="5.506cm" svg:x2="5.536cm" svg:y2="5.513cm">
          <text:p/>
        </draw:line>
        <draw:line draw:style-name="gr22" draw:text-style-name="P13" draw:layer="layout" svg:x1="7.185cm" svg:y1="4.683cm" svg:x2="5.956cm" svg:y2="4.69cm">
          <text:p/>
        </draw:line>
        <draw:line draw:style-name="gr22" draw:text-style-name="P13" draw:layer="layout" svg:x1="7.144cm" svg:y1="5.826cm" svg:x2="5.915cm" svg:y2="5.833cm">
          <text:p/>
        </draw:line>
        <draw:line draw:style-name="gr22" draw:text-style-name="P13" draw:layer="layout" svg:x1="6.115cm" svg:y1="5.31cm" svg:x2="4.886cm" svg:y2="5.317cm">
          <text:p/>
        </draw:line>
        <draw:line draw:style-name="gr22" draw:text-style-name="P13" draw:layer="layout" svg:x1="8.16cm" svg:y1="4.929cm" svg:x2="6.931cm" svg:y2="4.936cm">
          <text:p/>
        </draw:line>
        <draw:line draw:style-name="gr22" draw:text-style-name="P13" draw:layer="layout" svg:x1="8.16cm" svg:y1="5.564cm" svg:x2="6.931cm" svg:y2="5.57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6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7T14:07:41.402928981</meta:creation-date>
    <dc:date>2020-01-27T15:19:02.908829231</dc:date>
    <meta:editing-duration>PT3M54S</meta:editing-duration>
    <meta:editing-cycles>2</meta:editing-cycles>
    <meta:generator>LibreOffice/6.0.7.3$Linux_X86_64 LibreOffice_project/00m0$Build-3</meta:generator>
    <meta:document-statistic meta:object-count="174"/>
  </office:meta>
</office:document-meta>
</file>